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 { y_{2}  - y_{1} } over { x_{2}  - x_{1} 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24:21.324777178</meta:creation-date>
    <dc:date>2022-09-12T09:01:43.151937134</dc:date>
    <meta:editing-duration>PT37M21S</meta:editing-duration>
    <meta:editing-cycles>2</meta:editing-cycles>
    <meta:generator>LibreOffice/7.4.1.1$Linux_X86_64 LibreOffice_project/40$Build-1</meta:generator>
  </office:meta>
</office:document-meta>
</file>